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1.14 01:06   |   <text:a xlink:type="simple" xlink:href="http://palinfo.habago.org/Entry?Command=Information_PrintForum&amp;iPage=1#FORUM38107"><text:span text:style-name="T1">#</text:span></text:a></text:p>
      <text:p text:style-name="P2">卡韓政變 (195)：綠色思維的三種可能 <text:line-break/><text:line-break/>陳真 2019.11.14. <text:line-break/><text:line-break/><text:line-break/>我常常對於綠色生物的思維方式感到很納悶，世界上怎麼會有這樣的人？他們難道真的完全看不見自己的荒唐？ <text:line-break/><text:line-break/>比方說，批評韓國瑜什麼買七千萬的房子，講得咬牙切齒。可是，韓和他太太工作了一輩子，都已經六十多歲了，還各自曾當過十多年民意代表與公職，還辦了一所私立小學，倘若再加上祖產，難道不能存上個一兩千萬？ <text:line-break/><text:line-break/>反倒是人渣黨的許多檯面人物，年紀輕輕，財產卻比韓國瑜多上數十倍 (而且我相信他們底下有很多人頭，藉以避人耳目)，這些人的財產才是有問題。為什麼呢？因為我認識其中一些人幾十年，我沒法想像如何可能以那樣一種千百倍於常人的速度累積財富。 <text:line-break/><text:line-break/>而且，韓一家五口，在台北買個七千萬房子很可惡嗎？原本以為可以貸款七成，後來改為只能貸五成，韓付不起頭期款，只好退掉契約，認賠三百萬轉讓。這意味著韓和太太兩人根本拿不出三千萬。 <text:line-break/><text:line-break/>這樣一件再正常也不過的事，竟然會讓你「憤怒」不已？倘若真的如此「憤怒」，那麼，面對人渣黨根本數不清的政治暴發戶，大撈黑心錢，面對動輒幾億暴利的炒地皮大王蔡英文及其家族，你卻反而一點都不生氣，反而歌頌擁戴之，這不是發神經嗎？ <text:line-break/><text:line-break/>類似的例子千千萬萬，永遠就是兩套標準，是不是會讓人很納悶，世界上怎麼會有綠色生物這樣一種奇怪的思維？對於好事或正常事很憤怒很生氣，對於貪贓枉法危害社會天理不容的事卻反倒無所謂，甚至讚美有加，力挺到底。 <text:line-break/><text:line-break/>最近看到幾位過去台大的同事公開表演他們對於韓國瑜買房的「憤怒」，我雖不訝異，但仍然很不解、很不屑，怎麼會有人不誠實到這種地步？拿著顯微鏡，一粒小灰塵都能誇大渲染得「憤怒」不已，可是，面對一整座臭氣沖天的綠色垃圾山，卻說好香好美。 <text:line-break/><text:line-break/>怎麼會有人自欺欺人到這種程度？答案只有三種可能，一腦殘，二黑心，三是兩者兼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